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micasarevista.com/recetas-trucos-cocina/g26786314/recetas-sencillas-con-fresas/" text:style-name="Internet_20_link" text:visited-style-name="Visited_20_Internet_20_Link">https://www.micasarevista.com/recetas-trucos-cocina/g26786314/recetas-sencillas-con-fresas/</text:a></text:p>
      <text:p text:style-name="Standard"/>
      <text:p text:style-name="Standard"><text:a xlink:type="simple" xlink:href="https://www.pequerecetas.com/receta/fresas-con-nata/" text:style-name="Internet_20_link" text:visited-style-name="Visited_20_Internet_20_Link">https://www.pequerecetas.com/receta/fresas-con-nata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08:26:25.692000000</meta:creation-date>
    <meta:generator>LibreOffice/7.6.2.1$Windows_X86_64 LibreOffice_project/56f7684011345957bbf33a7ee678afaf4d2ba333</meta:generator>
    <dc:date>2024-04-15T13:41:22.396000000</dc:date>
    <meta:editing-duration>PT12M42S</meta:editing-duration>
    <meta:editing-cycles>2</meta:editing-cycles>
    <meta:document-statistic meta:table-count="0" meta:image-count="0" meta:object-count="0" meta:page-count="1" meta:paragraph-count="2" meta:word-count="2" meta:character-count="143" meta:non-whitespace-character-count="143"/>
  </office:meta>
</office:document-meta>
</file>